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0D00000434000006FDF131BDB232E231D3.svm" manifest:media-type="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6.5pt" fo:font-style="normal" style:font-size-asian="6.5pt" style:font-style-asian="normal" style:font-size-complex="6.5pt" style:font-style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Header_20_right">
      <style:paragraph-properties fo:text-align="start" style:justify-single-word="false"/>
      <style:text-properties fo:font-size="6pt" style:font-size-asian="6pt" style:font-size-complex="6pt"/>
    </style:style>
    <style:style style:name="P5" style:family="paragraph" style:parent-style-name="Frame_20_contents">
      <style:text-properties fo:color="#999999" style:font-name="StarSymbol1" style:font-name-asian="StarSymbol1" style:font-name-complex="StarSymbol1"/>
    </style:style>
    <style:style style:name="P6" style:family="paragraph" style:parent-style-name="Salutation">
      <style:paragraph-properties fo:margin-left="0cm" fo:margin-right="0cm" fo:text-indent="0cm" style:auto-text-indent="false"/>
    </style:style>
    <style:style style:name="P7" style:family="paragraph" style:parent-style-name="Signature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style:line-height-at-least="0.476cm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10" style:family="paragraph" style:parent-style-name="Signature">
      <style:paragraph-properties fo:margin-left="0cm" fo:margin-right="0cm" fo:text-indent="0cm" style:auto-text-indent="false" fo:break-before="auto" fo:break-after="auto"/>
    </style:style>
    <style:style style:name="P11" style:family="paragraph" style:parent-style-name="Standard">
      <style:text-properties style:font-name="Arial"/>
    </style:style>
    <style:style style:name="P12" style:family="paragraph" style:parent-style-name="Standard">
      <style:text-properties style:font-name="Arial" officeooo:rsid="001fb251" officeooo:paragraph-rsid="001fb251"/>
    </style:style>
    <style:style style:name="P13" style:family="paragraph" style:parent-style-name="Text_20_body">
      <style:paragraph-properties fo:line-height="160%"/>
      <style:text-properties officeooo:rsid="001a6e41" officeooo:paragraph-rsid="001a6e41"/>
    </style:style>
    <style:style style:name="P14" style:family="paragraph" style:parent-style-name="Text_20_body">
      <style:paragraph-properties fo:line-height="160%"/>
      <style:text-properties officeooo:rsid="001a6e41" officeooo:paragraph-rsid="001c33b7"/>
    </style:style>
    <style:style style:name="P15" style:family="paragraph" style:parent-style-name="Text_20_body">
      <style:paragraph-properties fo:line-height="160%"/>
      <style:text-properties officeooo:rsid="001bfad7" officeooo:paragraph-rsid="001bfad7"/>
    </style:style>
    <style:style style:name="P16" style:family="paragraph" style:parent-style-name="Text_20_body">
      <style:paragraph-properties fo:line-height="160%"/>
    </style:style>
    <style:style style:name="P17" style:family="paragraph" style:parent-style-name="Text_20_body">
      <style:paragraph-properties fo:line-height="160%"/>
      <style:text-properties officeooo:paragraph-rsid="001bfad7"/>
    </style:style>
    <style:style style:name="P18" style:family="paragraph" style:parent-style-name="Header_20_right">
      <style:text-properties officeooo:paragraph-rsid="001a695d"/>
    </style:style>
    <style:style style:name="P19" style:family="paragraph" style:parent-style-name="Subject">
      <style:text-properties style:text-underline-style="none"/>
    </style:style>
    <style:style style:name="P20" style:family="paragraph" style:parent-style-name="Date" style:master-page-name="First_20_Page">
      <style:paragraph-properties style:page-number="auto"/>
    </style:style>
    <style:style style:name="T1" style:family="text">
      <style:text-properties style:font-name="StarSymbol2" fo:font-size="10pt" fo:font-style="normal" style:font-size-asian="10pt" style:font-style-asian="normal" style:font-size-complex="10pt" style:font-style-complex="normal"/>
    </style:style>
    <style:style style:name="T2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fad7" style:font-style-asian="normal" style:font-style-complex="normal"/>
    </style:style>
    <style:style style:name="T6" style:family="text">
      <style:text-properties fo:font-style="normal" officeooo:rsid="001c33b7" style:font-style-asian="normal" style:font-style-complex="normal"/>
    </style:style>
    <style:style style:name="T7" style:family="text">
      <style:text-properties officeooo:rsid="001a695d"/>
    </style:style>
    <style:style style:name="T8" style:family="text">
      <style:text-properties officeooo:rsid="001a6e41"/>
    </style:style>
    <style:style style:name="T9" style:family="text">
      <style:text-properties officeooo:rsid="001b6dc8"/>
    </style:style>
    <style:style style:name="T10" style:family="text">
      <style:text-properties officeooo:rsid="001bfad7"/>
    </style:style>
    <style:style style:name="T11" style:family="text">
      <style:text-properties officeooo:rsid="001c33b7"/>
    </style:style>
    <style:style style:name="T12" style:family="text">
      <style:text-properties officeooo:rsid="001fb25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Kitchener, ON, Canada" text:name="City"/>
        <text:user-field-decl office:value-type="string" office:string-value="2B1" text:name="PostCode"/>
        <text:user-field-decl office:value-type="string" office:string-value="N2E" text:name="State"/>
        <text:user-field-decl office:value-type="string" office:string-value="246 Southwood Dr" text:name="Street"/>
        <text:user-field-decl office:value-type="string" office:string-value="Dear Sir or Madam" text:name="Salutation"/>
        <text:user-field-decl office:value-type="string" office:string-value="Sincerely" text:name="Greeting"/>
        <text:user-field-decl office:value-type="string" office:string-value="Fexample Acme Co" text:name="Company"/>
      </text:user-field-decls>
      <draw:frame draw:style-name="fr1" draw:name="Receiver Address" text:anchor-type="page" text:anchor-page-number="1" svg:x="2.111cm" svg:y="5.967cm" svg:width="7.444cm" draw:z-index="0">
        <draw:text-box fo:min-height="2.512cm">
          <text:p text:style-name="P3">Mr<text:span text:style-name="T12">s. Linda Lizotte-MacPherson</text:span></text:p>
          <text:p text:style-name="P3">President, CBSA</text:p>
          <text:p text:style-name="P9">6th Flr., 191 Laurier Ave. W.</text:p>
          <text:p text:style-name="P3">Ottawa, ON K1A 0L8 </text:p>
          <text:p text:style-name="P12">Fax: 613-948-3177</text:p>
        </draw:text-box>
      </draw:frame>
      <draw:frame draw:style-name="fr2" draw:name="Sender Address Repeated" text:anchor-type="page" text:anchor-page-number="1" svg:x="2.14cm" svg:y="5.47cm" svg:width="7.415cm" draw:z-index="1">
        <draw:text-box fo:min-height="0.499cm">
          <text:section text:style-name="Sect1" text:name="Sender Address Repeated">
            <text:p text:style-name="P2"><text:sender-firstname>Radu</text:sender-firstname> <text:sender-lastname>Hociung</text:sender-lastname>, <text:user-field-get text:name="Street">246 Southwood Dr</text:user-field-get>, <text:user-field-get text:name="City">Kitchener, ON, Canada</text:user-field-get>, <text:user-field-get text:name="State">N2E</text:user-field-get> <text:user-field-get text:name="PostCode">2B1</text:user-field-get></text:p>
          </text:section>
          <text:p text:style-name="P4"/>
        </draw:text-box>
      </draw:frame>
      <draw:frame draw:style-name="fr2" draw:name="Sender Address" text:anchor-type="page" text:anchor-page-number="1" svg:x="9.29cm" svg:y="2.02cm" svg:width="10.081cm" draw:z-index="2">
        <draw:text-box fo:min-height="2.93cm">
          <text:section text:style-name="Sect1" text:name="Sender Address">
            <text:p text:style-name="Heading"><draw:frame draw:style-name="fr3" draw:name="Lines 2" text:anchor-type="paragraph" svg:x="0cm" svg:y="0.594cm" svg:width="1.074cm" svg:height="1.789cm" draw:z-index="4"><draw:image xlink:href="Pictures/2000000D00000434000006FDF131BDB232E231D3.svm" xlink:type="simple" xlink:show="embed" xlink:actuate="onLoad"/></draw:frame><text:sender-firstname>Radu</text:sender-firstname> <text:sender-lastname>Hociung</text:sender-lastname></text:p>
            <text:p text:style-name="Header_20_right"><text:user-field-get text:name="Street">246 Southwood Dr</text:user-field-get>, <text:user-field-get text:name="City">Kitchener, ON, Canada</text:user-field-get>, <text:user-field-get text:name="State">N2E</text:user-field-get> <text:user-field-get text:name="PostCode">2B1</text:user-field-get></text:p>
            <text:p text:style-name="P18"><text:span text:style-name="T1">☎</text:span> (519) 883-8454 <text:sender-phone-work/><text:span text:style-name="T2"></text:span> <text:s/><text:a xlink:type="simple" xlink:href="mailto:radu.vs-cbsa-Aug5-2016@ohmi.org" text:style-name="Internet_20_link" text:visited-style-name="Visited_20_Internet_20_Link">radu.vs-cbsa-</text:a><text:a xlink:type="simple" xlink:href="mailto:radu.vs-cbsa-Aug5-2016@ohmi.org" text:style-name="Internet_20_link" text:visited-style-name="Visited_20_Internet_20_Link"><text:span text:style-name="T7">Aug5-2016</text:span></text:a><text:a xlink:type="simple" xlink:href="mailto:radu.vs-cbsa-Aug5-2016@ohmi.org" text:style-name="Internet_20_link" text:visited-style-name="Visited_20_Internet_20_Link">@ohmi.org</text:a></text:p>
            <text:p text:style-name="P18"><text:span text:style-name="T7">Fax: (226) 336-8327</text:span><text:sender-fax/></text:p>
            <text:p text:style-name="Header_20_right"><text:sender-email/></text:p>
            <text:p text:style-name="Header_20_right"/>
          </text:section>
          <text:p text:style-name="Header_20_right"/>
        </draw:text-box>
      </draw:frame>
      <draw:frame draw:style-name="fr2" draw:name="Bend Marks" text:anchor-type="page" text:anchor-page-number="1" svg:x="0.667cm" svg:y="8.285cm" svg:width="1.109cm" draw:z-index="3">
        <draw:text-box fo:min-height="14.702cm">
          <text:section text:style-name="Sect1" text:name="Bend Marks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—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ext:section>
          <text:p text:style-name="P5"/>
        </draw:text-box>
      </draw:frame>
      <text:p text:style-name="P20"/>
      <text:p text:style-name="Date"/>
      <text:p text:style-name="Date"><text:date style:data-style-name="N37" text:date-value="2016-08-05T10:16:48.851999812">08/05/16</text:date></text:p>
      <text:section text:style-name="Sect1" text:name="Subject Line">
        <text:p text:style-name="P19">Subject: CBSA Seizure 4273-14-0724, <text:span text:style-name="T8">Federal Court Case # T-1450-15</text:span></text:p>
      </text:section>
      <text:p text:style-name="Text_20_body">Mr President,</text:p>
      <text:p text:style-name="P16"/>
      <text:p text:style-name="P13">It has come to my attention that one of your employees, Jeffrey Strickland, is seeking a manager promotion. I would like to request that you review his request in light of his handling of the seizure in the subject line, which I will summarize below. Further, Mr Strickland has requested that the Court Action be delayed until his promotion. <text:span text:style-name="T9">I would like to request that you discuss with Mr Strickland his priorities, and that you delay his promotion until the conclusion of the Court Action.</text:span></text:p>
      <text:p text:style-name="P13"/>
      <text:p text:style-name="P14">I have first written to <text:span text:style-name="T12">Mr Portelance</text:span> on Jan 21, 2015 about this seizure. At the time I complained that Ann Kendall, the adjudicator assigned appeared to be committing fraud as per section 380 of the Criminal Code, RSC 1985, c, C-46. The case has since progressed, and an action has been filed against the Minister of Public Safety (CBSA), and is currently in the discovery phase. <text:span text:style-name="T9">One of the claims in the court case is that as a direct result of CBSA policies, in which Mr Strickland appears to play a central policy-making role, the CBSA is supporting and facilitating crime and terrorism.</text:span></text:p>
      <text:p text:style-name="P13"/>
      <text:p text:style-name="P13">Documentation filed by the Crown Council reveals that Ann Kendall's actions were <text:span text:style-name="T10">guided by Mr Strickland. Additionally I'd like to point out Mr Strickland unprofessional opinion earlier in 2011, in which he states “Although I don't know where the reference is from” … and proceeds to recommend that the text he does not have a legal reference for, be used as the policy of the CBSA.</text:span></text:p>
      <text:p text:style-name="P13"/>
      <text:p text:style-name="P15">I have also attached for contrast a<text:span text:style-name="T11">n admirably</text:span> professional opinion on the same topic given by Mr Strickland's <text:soft-page-break/>colleague, John Dancause. In his opinion, Mr Dancause gives clear references, including underlined attachements of the relevant sections of the <text:span text:style-name="T3">PCMLTFA</text:span> and the <text:span text:style-name="T3">Currency Act</text:span><text:span text:style-name="T4">. Further, Mr Dancause states that he w</text:span><text:span text:style-name="T6">ould</text:span><text:span text:style-name="T4"> be seeking a legal opinion to clarify the issue, something that Mr Strickland did not even contemplate.</text:span></text:p>
      <text:p text:style-name="P15"><text:span text:style-name="T4"/></text:p>
      <text:p text:style-name="P17"><text:span text:style-name="T5">Based on documentation available to me, Mr Strickland seems to be a tool, not a leader, and I would like to suggest that he may not be manager material. </text:span><text:span text:style-name="T6">The Court Action will likely conclude that his actions are also illegal.</text:span></text:p>
      <text:p text:style-name="P8"/>
      <text:p text:style-name="P6"><text:user-field-get text:name="Greeting">Sincerely</text:user-field-get>,</text:p>
      <text:p text:style-name="P7"><text:sender-firstname>Radu</text:sender-firstname> <text:sender-lastname>Hociung</text:sender-lastname></text:p>
      <text:p text:style-name="P10"><text:sender-position/></text:p>
      <text:p text:style-name="P8">Attach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Normal" style:font-pitch="variable" style:font-charset="x-symbol"/>
    <style:font-face style:name="StarSymbol" svg:font-family="StarSymbol" style:font-pitch="variable" style:font-charset="x-symbol"/>
    <style:font-face style:name="StarSymbol2" svg:font-family="StarSymbol" style:font-adornments="Norma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StarSymbol1" svg:font-family="StarSymbol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Albany" svg:font-family="Albany" style:font-adornments="Bold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4cm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next-style-name="Signature" style:class="text">
      <style:paragraph-properties fo:margin-left="8.5cm" fo:margin-right="0cm" fo:margin-top="0.63cm" fo:margin-bottom="1.48cm" loext:contextual-spacing="false" fo:text-indent="0cm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8.5cm" fo:margin-right="0cm" fo:margin-top="0cm" fo:margin-bottom="0cm" loext:contextual-spacing="false" fo:text-indent="0cm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Heading" style:class="extra">
      <loext:graphic-properties draw:fill="none" draw:fill-color="#729fcf"/>
      <style:paragraph-properties fo:text-align="end" style:justify-single-word="false" fo:background-color="transparent" fo:padding="0cm" fo:border="none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14cm" fo:font-weight="bold"/>
    </style:style>
    <style:style style:name="Header_20_left" style:display-name="Header left" style:family="paragraph" style:parent-style-name="Standard" style:class="extra">
      <style:paragraph-properties fo:margin-top="1.91cm" fo:margin-bottom="0cm" loext:contextual-spacing="false" fo:text-align="end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729fcf"/>
      <style:paragraph-properties fo:text-align="end" style:justify-single-word="false" fo:background-color="transparent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Date" style:family="paragraph" style:parent-style-name="Standard">
      <style:paragraph-properties fo:margin-left="8.5cm" fo:margin-right="0cm" fo:margin-top="0cm" fo:margin-bottom="1.27cm" loext:contextual-spacing="false" fo:text-align="end" style:justify-single-word="false" fo:text-indent="0cm" style:auto-text-indent="false"/>
    </style:style>
    <style:style style:name="Opening" style:family="paragraph" style:parent-style-name="Standard" style:next-style-name="Subject">
      <style:paragraph-properties fo:margin-top="0.84cm" fo:margin-bottom="0.84cm" loext:contextual-spacing="false"/>
    </style:style>
    <style:style style:name="Subject" style:family="paragraph" style:parent-style-name="Standard" style:next-style-name="Text_20_body">
      <style:paragraph-properties fo:margin-top="0.63cm" fo:margin-bottom="0.63cm" loext:contextual-spacing="false"/>
      <style:text-properties style:text-underline-style="solid" style:text-underline-width="auto" style:text-underline-color="font-color" fo:font-weight="bold"/>
    </style:style>
    <style:style style:name="Quote" style:family="paragraph" style:parent-style-name="Text_20_body" style:auto-update="true" style:class="text" style:master-page-name="">
      <loext:graphic-properties draw:fill="none" draw:fill-color="#729fcf"/>
      <style:paragraph-properties fo:margin-left="2.9cm" fo:margin-right="2.701cm" fo:margin-top="0cm" fo:margin-bottom="0cm" loext:contextual-spacing="false" fo:text-indent="0cm" style:auto-text-indent="false" style:page-number="auto" fo:background-color="transparent" fo:padding="0.25cm" fo:border="0.06pt solid #000000" style:shadow="non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5cm" fo:margin-left="0cm" fo:margin-right="0cm" fo:margin-bottom="1.499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1cm" fo:margin-left="0cm" fo:margin-right="0cm" fo:margin-bottom="0.4cm"/>
      </style:header-style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draw:frame draw:style-name="Mfr1" draw:name="Graphic1" text:anchor-type="paragraph" svg:x="0cm" svg:y="0.594cm" svg:width="1.074cm" svg:height="1.789cm" draw:z-index="5"><draw:image xlink:href="Pictures/2000000D00000434000006FDF131BDB232E231D3.svm" xlink:type="simple" xlink:show="embed" xlink:actuate="onLoad"/></draw:frame><text:sender-firstname>Radu</text:sender-firstname> <text:sender-lastname>Hociung</text:sender-lastname></text:p>
        <text:p text:style-name="Header_20_right"/>
        <text:p text:style-name="Header_20_left">Page <text:page-number text:select-page="current">2</text:page-number>/<text:page-count>2</text:page-count></text:p>
      </style:header>
      <style:footer>
        <text:p text:style-name="Footer"/>
        <text:p text:style-name="MP1"><text:page-number style:num-format="1"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master-page3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description>Elegant official private letter in serif style. Template created via Letter Wizard on 14-09-21.</dc:description>
    <meta:creation-date>2014-10-21T22:40:00.15</meta:creation-date>
    <dc:language>en-US</dc:language>
    <meta:editing-cycles>20</meta:editing-cycles>
    <meta:editing-duration>P1DT4H52M18S</meta:editing-duration>
    <dc:title>Letter to Lawyer</dc:title>
    <meta:initial-creator>Radu Hociung</meta:initial-creator>
    <dc:date>2016-08-05T10:16:48.714000000</dc:date>
    <meta:print-date>2016-08-05T09:53:45.070000000</meta:print-date>
    <meta:document-statistic meta:table-count="0" meta:image-count="2" meta:object-count="0" meta:page-count="2" meta:paragraph-count="27" meta:word-count="429" meta:character-count="2561" meta:non-whitespace-character-count="2154"/>
    <meta:user-defined meta:name="Info 0"/>
    <meta:user-defined meta:name="Info 1"/>
    <meta:user-defined meta:name="Info 2"/>
    <meta:user-defined meta:name="Info 3"/>
    <meta:template xlink:type="simple" xlink:actuate="onRequest" xlink:title="Letter to Lawyer" xlink:href="file:///D:/Users/Radu/AppData/Roaming/OpenOffice/4/user/template/myLetterTemplate.ott" meta:date="2014-10-21T22:39:59.990000000"/>
  </office:meta>
</office:document-meta>
</file>